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51767" officeooo:paragraph-rsid="00113f23"/>
    </style:style>
    <style:style style:name="P4" style:family="paragraph" style:parent-style-name="Standard">
      <style:text-properties officeooo:rsid="00051767" officeooo:paragraph-rsid="001744a9"/>
    </style:style>
    <style:style style:name="P5" style:family="paragraph" style:parent-style-name="Standard">
      <style:text-properties officeooo:rsid="00051767" officeooo:paragraph-rsid="0018e27a"/>
    </style:style>
    <style:style style:name="P6" style:family="paragraph" style:parent-style-name="Standard">
      <style:text-properties officeooo:rsid="0006ef77" officeooo:paragraph-rsid="0006ef77"/>
    </style:style>
    <style:style style:name="P7" style:family="paragraph" style:parent-style-name="Standard">
      <style:text-properties officeooo:rsid="00089b50" officeooo:paragraph-rsid="00089b50"/>
    </style:style>
    <style:style style:name="P8" style:family="paragraph" style:parent-style-name="Standard">
      <style:text-properties officeooo:rsid="00089b50" officeooo:paragraph-rsid="0008ba6a"/>
    </style:style>
    <style:style style:name="P9" style:family="paragraph" style:parent-style-name="Standard">
      <style:text-properties officeooo:rsid="00089b50" officeooo:paragraph-rsid="000e996b"/>
    </style:style>
    <style:style style:name="P10" style:family="paragraph" style:parent-style-name="Standard">
      <style:text-properties officeooo:rsid="00089b50" officeooo:paragraph-rsid="001744a9"/>
    </style:style>
    <style:style style:name="P11" style:family="paragraph" style:parent-style-name="Standard">
      <style:text-properties officeooo:rsid="00089b50" officeooo:paragraph-rsid="0018e27a"/>
    </style:style>
    <style:style style:name="P12" style:family="paragraph" style:parent-style-name="Standard">
      <style:text-properties officeooo:rsid="00089b50" officeooo:paragraph-rsid="001a4984"/>
    </style:style>
    <style:style style:name="P13" style:family="paragraph" style:parent-style-name="Standard">
      <style:text-properties officeooo:paragraph-rsid="00089b50"/>
    </style:style>
    <style:style style:name="P14" style:family="paragraph" style:parent-style-name="Standard">
      <style:text-properties officeooo:paragraph-rsid="0008ba6a"/>
    </style:style>
    <style:style style:name="P15" style:family="paragraph" style:parent-style-name="Standard">
      <style:text-properties officeooo:rsid="0008ba6a" officeooo:paragraph-rsid="0008ba6a"/>
    </style:style>
    <style:style style:name="P16" style:family="paragraph" style:parent-style-name="Standard">
      <style:text-properties officeooo:paragraph-rsid="000ab766"/>
    </style:style>
    <style:style style:name="P17" style:family="paragraph" style:parent-style-name="Standard">
      <style:text-properties officeooo:rsid="000ab766" officeooo:paragraph-rsid="000ab766"/>
    </style:style>
    <style:style style:name="P18" style:family="paragraph" style:parent-style-name="Standard">
      <style:text-properties officeooo:rsid="000c471a" officeooo:paragraph-rsid="000ab766"/>
    </style:style>
    <style:style style:name="P19" style:family="paragraph" style:parent-style-name="Standard">
      <style:text-properties officeooo:rsid="000c471a" officeooo:paragraph-rsid="000c471a"/>
    </style:style>
    <style:style style:name="P20" style:family="paragraph" style:parent-style-name="Standard">
      <style:text-properties officeooo:rsid="000c471a" officeooo:paragraph-rsid="00106126"/>
    </style:style>
    <style:style style:name="P21" style:family="paragraph" style:parent-style-name="Standard">
      <style:text-properties officeooo:rsid="00098e5d" officeooo:paragraph-rsid="001a4984"/>
    </style:style>
    <style:style style:name="P22" style:family="paragraph" style:parent-style-name="Standard">
      <style:text-properties officeooo:rsid="000e3980" officeooo:paragraph-rsid="001744a9"/>
    </style:style>
    <style:style style:name="P23" style:family="paragraph" style:parent-style-name="Standard">
      <style:text-properties officeooo:rsid="000e996b" officeooo:paragraph-rsid="001744a9"/>
    </style:style>
    <style:style style:name="P24" style:family="paragraph" style:parent-style-name="Standard">
      <style:text-properties officeooo:rsid="00113f23" officeooo:paragraph-rsid="001e2ef6"/>
    </style:style>
    <style:style style:name="P25" style:family="paragraph" style:parent-style-name="Standard">
      <style:text-properties officeooo:rsid="001744a9" officeooo:paragraph-rsid="001744a9"/>
    </style:style>
    <style:style style:name="P26" style:family="paragraph" style:parent-style-name="Standard">
      <style:text-properties officeooo:rsid="001a4984" officeooo:paragraph-rsid="001a4984"/>
    </style:style>
    <style:style style:name="P27" style:family="paragraph" style:parent-style-name="Standard">
      <style:text-properties officeooo:rsid="001a4984" officeooo:paragraph-rsid="001dcd58"/>
    </style:style>
    <style:style style:name="P28" style:family="paragraph" style:parent-style-name="Standard">
      <style:text-properties officeooo:rsid="001dcd58" officeooo:paragraph-rsid="001dcd58"/>
    </style:style>
    <style:style style:name="P29" style:family="paragraph" style:parent-style-name="Standard">
      <style:text-properties officeooo:rsid="001e0a7c" officeooo:paragraph-rsid="001e0a7c"/>
    </style:style>
    <style:style style:name="P30" style:family="paragraph" style:parent-style-name="Standard">
      <style:text-properties officeooo:rsid="001e2ef6" officeooo:paragraph-rsid="001e2ef6"/>
    </style:style>
    <style:style style:name="P31" style:family="paragraph" style:parent-style-name="Standard">
      <style:text-properties officeooo:rsid="001f030e" officeooo:paragraph-rsid="001f030e"/>
    </style:style>
    <style:style style:name="P32" style:family="paragraph" style:parent-style-name="Standard">
      <style:text-properties officeooo:rsid="001f030e" officeooo:paragraph-rsid="001e2ef6"/>
    </style:style>
    <style:style style:name="P33" style:family="paragraph" style:parent-style-name="Standard">
      <style:text-properties officeooo:rsid="001f5351" officeooo:paragraph-rsid="001f5351"/>
    </style:style>
    <style:style style:name="P34" style:family="paragraph" style:parent-style-name="Standard">
      <style:text-properties officeooo:rsid="001f5351" officeooo:paragraph-rsid="001f030e"/>
    </style:style>
    <style:style style:name="P35" style:family="paragraph" style:parent-style-name="Standard" style:list-style-name="L1">
      <style:text-properties officeooo:paragraph-rsid="00098e5d"/>
    </style:style>
    <style:style style:name="P36" style:family="paragraph" style:parent-style-name="Standard" style:list-style-name="L1">
      <style:text-properties officeooo:rsid="00089b50" officeooo:paragraph-rsid="00089b50"/>
    </style:style>
    <style:style style:name="P37" style:family="paragraph" style:parent-style-name="Standard">
      <style:text-properties officeooo:rsid="00089b50" officeooo:paragraph-rsid="00113f23"/>
    </style:style>
    <style:style style:name="P38" style:family="paragraph" style:parent-style-name="Standard">
      <style:text-properties officeooo:rsid="00089b50" officeooo:paragraph-rsid="0018e27a"/>
    </style:style>
    <style:style style:name="P39" style:family="paragraph" style:parent-style-name="Standard" style:list-style-name="L2">
      <style:text-properties officeooo:rsid="0008ba6a" officeooo:paragraph-rsid="0008ba6a"/>
    </style:style>
    <style:style style:name="P40" style:family="paragraph" style:parent-style-name="Standard" style:list-style-name="L2">
      <style:text-properties officeooo:rsid="00098e5d" officeooo:paragraph-rsid="00098e5d"/>
    </style:style>
    <style:style style:name="P41" style:family="paragraph" style:parent-style-name="Standard" style:list-style-name="L4">
      <style:text-properties officeooo:rsid="00098e5d" officeooo:paragraph-rsid="00113f23"/>
    </style:style>
    <style:style style:name="P42" style:family="paragraph" style:parent-style-name="Standard" style:list-style-name="L4">
      <style:text-properties officeooo:rsid="00098e5d" officeooo:paragraph-rsid="001744a9"/>
    </style:style>
    <style:style style:name="P43" style:family="paragraph" style:parent-style-name="Standard" style:list-style-name="L4">
      <style:text-properties officeooo:rsid="00098e5d" officeooo:paragraph-rsid="001a4984"/>
    </style:style>
    <style:style style:name="P44" style:family="paragraph" style:parent-style-name="Standard" style:list-style-name="L4">
      <style:text-properties officeooo:rsid="00098e5d" officeooo:paragraph-rsid="0025b8d2"/>
    </style:style>
    <style:style style:name="P45" style:family="paragraph" style:parent-style-name="Standard">
      <style:text-properties officeooo:rsid="00098e5d" officeooo:paragraph-rsid="00113f23"/>
    </style:style>
    <style:style style:name="P46" style:family="paragraph" style:parent-style-name="Standard">
      <style:text-properties officeooo:rsid="00098e5d" officeooo:paragraph-rsid="0018e27a"/>
    </style:style>
    <style:style style:name="P47" style:family="paragraph" style:parent-style-name="Standard">
      <style:text-properties officeooo:rsid="00098e5d" officeooo:paragraph-rsid="001a4984"/>
    </style:style>
    <style:style style:name="P48" style:family="paragraph" style:parent-style-name="Standard" style:list-style-name="L3">
      <style:text-properties officeooo:rsid="000ab766" officeooo:paragraph-rsid="000ab766"/>
    </style:style>
    <style:style style:name="P49" style:family="paragraph" style:parent-style-name="Standard" style:list-style-name="L4">
      <style:text-properties officeooo:rsid="000c471a" officeooo:paragraph-rsid="000c471a"/>
    </style:style>
    <style:style style:name="P50" style:family="paragraph" style:parent-style-name="Standard" style:list-style-name="L4">
      <style:text-properties officeooo:rsid="000e3980" officeooo:paragraph-rsid="000e3980"/>
    </style:style>
    <style:style style:name="P51" style:family="paragraph" style:parent-style-name="Standard" style:list-style-name="L4">
      <style:text-properties officeooo:rsid="000e3980" officeooo:paragraph-rsid="001744a9"/>
    </style:style>
    <style:style style:name="P52" style:family="paragraph" style:parent-style-name="Standard" style:list-style-name="L4">
      <style:text-properties officeooo:rsid="000e3980" officeooo:paragraph-rsid="0018e27a"/>
    </style:style>
    <style:style style:name="P53" style:family="paragraph" style:parent-style-name="Standard">
      <style:text-properties officeooo:rsid="000e3980" officeooo:paragraph-rsid="000e3980"/>
    </style:style>
    <style:style style:name="P54" style:family="paragraph" style:parent-style-name="Standard">
      <style:text-properties officeooo:rsid="000e3980" officeooo:paragraph-rsid="0018e27a"/>
    </style:style>
    <style:style style:name="P55" style:family="paragraph" style:parent-style-name="Standard" style:list-style-name="L5">
      <style:text-properties officeooo:rsid="001a4984" officeooo:paragraph-rsid="001a4984"/>
    </style:style>
    <style:style style:name="P56" style:family="paragraph" style:parent-style-name="Standard" style:list-style-name="L5">
      <style:text-properties officeooo:rsid="001dcd58" officeooo:paragraph-rsid="001dcd58"/>
    </style:style>
    <style:style style:name="P57" style:family="paragraph" style:parent-style-name="Standard" style:list-style-name="L6">
      <style:text-properties officeooo:rsid="001e0a7c" officeooo:paragraph-rsid="00216b18"/>
    </style:style>
    <style:style style:name="P58" style:family="paragraph" style:parent-style-name="Standard" style:list-style-name="L7">
      <style:text-properties officeooo:rsid="001f030e" officeooo:paragraph-rsid="001f030e"/>
    </style:style>
    <style:style style:name="P59" style:family="paragraph" style:parent-style-name="Standard" style:list-style-name="L8">
      <style:text-properties officeooo:rsid="001f030e" officeooo:paragraph-rsid="001f030e"/>
    </style:style>
    <style:style style:name="P60" style:family="paragraph" style:parent-style-name="Standard" style:list-style-name="L9">
      <style:text-properties officeooo:rsid="001f5351" officeooo:paragraph-rsid="001f5351"/>
    </style:style>
    <style:style style:name="P61" style:family="paragraph" style:parent-style-name="Standard">
      <style:text-properties officeooo:rsid="00051767" officeooo:paragraph-rsid="00051767"/>
    </style:style>
    <style:style style:name="P62" style:family="paragraph" style:parent-style-name="Standard">
      <style:text-properties officeooo:rsid="00051767" officeooo:paragraph-rsid="001a4984"/>
    </style:style>
    <style:style style:name="P63" style:family="paragraph" style:parent-style-name="Standard">
      <style:text-properties officeooo:rsid="000e996b" officeooo:paragraph-rsid="000e3980"/>
    </style:style>
    <style:style style:name="P64" style:family="paragraph" style:parent-style-name="Standard">
      <style:text-properties officeooo:rsid="000e996b" officeooo:paragraph-rsid="0022edc9"/>
    </style:style>
    <style:style style:name="P65" style:family="paragraph" style:parent-style-name="Standard">
      <style:text-properties style:font-name="Liberation Serif" fo:font-size="12pt" officeooo:rsid="00051767" officeooo:paragraph-rsid="00051767" style:font-size-asian="12pt" style:font-size-complex="12pt"/>
    </style:style>
    <style:style style:name="P66" style:family="paragraph" style:parent-style-name="Standard">
      <style:text-properties style:font-name="Liberation Serif" fo:font-size="12pt" officeooo:rsid="002416cd" officeooo:paragraph-rsid="002416cd" style:font-size-asian="12pt" style:font-size-complex="12pt"/>
    </style:style>
    <style:style style:name="P67" style:family="paragraph" style:parent-style-name="Standard">
      <style:text-properties style:font-name="Liberation Mono" fo:font-size="12pt" officeooo:rsid="002416cd" officeooo:paragraph-rsid="0025b8d2" style:font-size-asian="12pt" style:font-size-complex="12pt"/>
    </style:style>
    <style:style style:name="P68" style:family="paragraph" style:parent-style-name="Standard" style:list-style-name="L10">
      <style:text-properties style:font-name="Liberation Mono" fo:font-size="12pt" officeooo:rsid="002416cd" officeooo:paragraph-rsid="0025b8d2" style:font-size-asian="12pt" style:font-size-complex="12pt"/>
    </style:style>
    <style:style style:name="P69" style:family="paragraph" style:parent-style-name="Standard">
      <style:text-properties style:font-name="Liberation Mono" fo:font-size="12pt" fo:font-weight="bold" officeooo:rsid="002416cd" officeooo:paragraph-rsid="002416cd" style:font-size-asian="12pt" style:font-weight-asian="bold" style:font-size-complex="12pt" style:font-weight-complex="bold"/>
    </style:style>
    <style:style style:name="P70" style:family="paragraph" style:parent-style-name="Standard">
      <style:text-properties officeooo:rsid="0018e27a" officeooo:paragraph-rsid="0025b8d2"/>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officeooo:rsid="000ab766"/>
    </style:style>
    <style:style style:name="T7" style:family="text">
      <style:text-properties officeooo:rsid="000c471a"/>
    </style:style>
    <style:style style:name="T8" style:family="text">
      <style:text-properties officeooo:rsid="000e996b"/>
    </style:style>
    <style:style style:name="T9" style:family="text">
      <style:text-properties officeooo:rsid="00106126"/>
    </style:style>
    <style:style style:name="T10" style:family="text">
      <style:text-properties officeooo:rsid="00113f23"/>
    </style:style>
    <style:style style:name="T11" style:family="text">
      <style:text-properties officeooo:rsid="0012a0af"/>
    </style:style>
    <style:style style:name="T12" style:family="text">
      <style:text-properties officeooo:rsid="0018e27a"/>
    </style:style>
    <style:style style:name="T13" style:family="text">
      <style:text-properties officeooo:rsid="001a4984"/>
    </style:style>
    <style:style style:name="T14" style:family="text">
      <style:text-properties officeooo:rsid="001bd308"/>
    </style:style>
    <style:style style:name="T15" style:family="text">
      <style:text-properties officeooo:rsid="001dcd58"/>
    </style:style>
    <style:style style:name="T16" style:family="text">
      <style:text-properties officeooo:rsid="00216b18"/>
    </style:style>
    <style:style style:name="T17" style:family="text">
      <style:text-properties officeooo:rsid="0022edc9"/>
    </style:style>
    <style:style style:name="T18" style:family="text">
      <style:text-properties officeooo:rsid="0025b8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65"/>
      <table:table table:name="Tabla1" table:style-name="Tabla1">
        <table:table-column table:style-name="Tabla1.A"/>
        <table:table-row>
          <table:table-cell table:style-name="Tabla1.A1" office:value-type="string">
            <text:p text:style-name="P69">Criterio<text:span text:style-name="T18">s</text:span> para determinar si <text:span text:style-name="T18">una relación </text:span>se encuentra en forma normal de Boyce-Codd</text:p>
            <text:p text:style-name="P69"/>
            <text:p text:style-name="P67"><text:span text:style-name="T18">U</text:span>n esquema de relación R está en FNBC respecto a un conjunto de dependencias funcionales F si,para todas las dependencias funcionales de F<text:span text:style-name="T18">⁺</text:span> de la forma α→β, donde α⊆Ry β⊆R, se cumple al menos una de las siguientes condiciones:</text:p>
            <text:list xml:id="list3962171594" text:style-name="L10">
              <text:list-item>
                <text:p text:style-name="P68">α→β es una dependencia funcional trivial (es decir, β⊆α)</text:p>
              </text:list-item>
              <text:list-item>
                <text:p text:style-name="P68">α es una superclave del esquema R.</text:p>
              </text:list-item>
            </text:list>
          </table:table-cell>
        </table:table-row>
      </table:table>
      <text:p text:style-name="P66"/>
      <text:p text:style-name="P65"/>
      <text:p text:style-name="P16"><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6"/>
      <text:list xml:id="list4069468705" text:style-name="L1">
        <text:list-item>
          <text:p text:style-name="P36">En Esquema-<text:span text:style-name="T3">F</text:span>avCoordinates:</text:p>
        </text:list-item>
      </text:list>
      <text:p text:style-name="P7"><text:tab/></text:p>
      <text:p text:style-name="P7">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7"/>
      <text:list xml:id="list130740917457898" text:continue-numbering="true" text:style-name="L1">
        <text:list-item>
          <text:list>
            <text:list-item>
              <text:p text:style-name="P35"><text:span text:style-name="T2">cellphoneClient <text:s/>coordinate </text:span>➝ <text:s/><text:span text:style-name="T2">cellphoneClient <text:s/>coordinate <text:s/>nameCoordinate</text:span></text:p>
            </text:list-item>
          </text:list>
        </text:list-item>
      </text:list>
      <text:p text:style-name="P13"><text:tab/></text:p>
      <text:p text:style-name="P14"><text:tab/><text:span text:style-name="T3">(cellphoneClient <text:s/>coordinate)⁺= cellphoneClient <text:s/>coordinate <text:s/>nameCoordinate</text:span></text:p>
      <text:p text:style-name="P14"><text:tab/></text:p>
      <text:p text:style-name="P15"><text:tab/>cellphoneClient y coordinate son clave primaria</text:p>
      <text:p text:style-name="P14"><text:tab/></text:p>
      <text:p text:style-name="P8"><text:tab/>Esquema-favCoordinates esta en forma normal de Boyce-Codd</text:p>
      <text:p text:style-name="P14"/>
      <text:list xml:id="list647300430" text:style-name="L2">
        <text:list-item>
          <text:p text:style-name="P39">En Esquema-Client:</text:p>
        </text:list-item>
      </text:list>
      <text:p text:style-name="P15"/>
      <text:p text:style-name="P12"><text:span text:style-name="T6">Es una abstracción del usuario que solicita los servicios. L</text:span>os atributos <text:span text:style-name="T7">de la relación son </text:span>cellphoneClient, <text:span text:style-name="T4">passwordClient, nameClient, address, creditCard y status,</text:span> <text:span text:style-name="T7">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sin ninguna transitividad se concluye lo siguiente.</text:span></text:p>
      <text:p text:style-name="P15"/>
      <text:list xml:id="list130739424662606" text:continue-numbering="true" text:style-name="L2">
        <text:list-item>
          <text:list>
            <text:list-item>
              <text:p text:style-name="P40">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tab/><text:span text:style-name="T2">Esquema-FavCoordinates esta en forma normal de Boyce-Codd</text:span></text:p>
      <text:p text:style-name="P2"><text:soft-page-break/></text:p>
      <text:list xml:id="list404148543" text:style-name="L3">
        <text:list-item>
          <text:p text:style-name="P48">En Esquema-Ask:</text:p>
        </text:list-item>
      </text:list>
      <text:p text:style-name="P17"/>
      <text:p text:style-name="P17">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7">son</text:span> idAsk, cellPhoneClient, cellphoneDriver, initialCoordinates, finalCoordinates, initialTime, finalTime y stars, <text:span text:style-name="T7">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mismos en viajes distintos. Por estas razones el atributo auto-generado idAsk existe e identifica cada viaje solicitado de manera inequivoca.</text:span></text:p>
      <text:p text:style-name="P18"/>
      <text:list xml:id="list2792050546" text:style-name="L4">
        <text:list-item>
          <text:list>
            <text:list-item>
              <text:p text:style-name="P49">IdAsk <text:span text:style-name="T4">➝ <text:s/>idAsk cellPhoneClient cellphoneDriver initialCoordinates finalCoordinates initialTime finalTime stars</text:span></text:p>
            </text:list-item>
          </text:list>
        </text:list-item>
      </text:list>
      <text:p text:style-name="P19"/>
      <text:p text:style-name="P20"><text:tab/><text:span text:style-name="T9">(</text:span>IdAsk<text:span text:style-name="T9">)⁺</text:span> <text:span text:style-name="T9">= idAsk cellPhoneClient cellphoneDriver initialCoordinates finalCoordinates <text:tab/>initialTime finalTime stars</text:span></text:p>
      <text:p text:style-name="P20"/>
      <text:p text:style-name="P20"><text:tab/><text:span text:style-name="T9">idAsk es la clave primaria</text:span></text:p>
      <text:p text:style-name="P20"><text:tab/></text:p>
      <text:p text:style-name="P20"><text:tab/><text:span text:style-name="T9">Esquema-Ask esta en forma normal de Boyce-Codd</text:span></text:p>
      <text:p text:style-name="P17"/>
      <text:list xml:id="list130741178227049" text:continue-numbering="true" text:style-name="L4">
        <text:list-item>
          <text:p text:style-name="P50">En Esquem<text:span text:style-name="T8">a-Driver:</text:span></text:p>
        </text:list-item>
      </text:list>
      <text:p text:style-name="P53"/>
      <text:p text:style-name="P64">Es una abstracción del usuario que toma los servicios, quien conduce el taxi para llevar a su destino al usuario Client<text:span text:style-name="T9">e. Los atributos de la relación son cellphoneDriver, cc, passwordDriver, nameDriver, available, numAccount y status. El atributo cellphnoeDriver y cc identifican de manera inequívoca al resto de los demás atributos en la relación, entonces se tienen dos claves candidatas para esta relación y es posible la elección de cualquiera de las dos. Para esta implementación se eligió cellphone como clave primaria y cc como atributo no primo unique. Como ninguna de las dos claves candidatas es compuesta, los atributos dependen completamente de la clave y en la relación se alcanzan todos los atributos sin ninguna transitividad se concluye lo siguiente.</text:span></text:p>
      <text:p text:style-name="P63"/>
      <text:p text:style-name="P9"/>
      <text:list xml:id="list130741185343005" text:continue-numbering="true" text:style-name="L4">
        <text:list-item>
          <text:list>
            <text:list-item>
              <text:p text:style-name="P41">cellphone<text:span text:style-name="T10">Driver</text:span> ➝ <text:span text:style-name="T10">cellphoneDriver cc passwordDriver nameDriver available numAccount status</text:span></text:p>
            </text:list-item>
            <text:list-item>
              <text:p text:style-name="P44"><text:span text:style-name="T18">cc</text:span> ➝ <text:span text:style-name="T10">cellphoneDriver cc passwordDriver nameDriver available numAccount status</text:span></text:p>
            </text:list-item>
          </text:list>
        </text:list-item>
      </text:list>
      <text:p text:style-name="P3"/>
      <text:p text:style-name="P45"><text:tab/>(cellphoneClient)⁺ = cellphoneDriver <text:span text:style-name="T17">cc </text:span>passwordDriver nameDriver available numAccount <text:tab/>status</text:p>
      <text:p text:style-name="P3"/>
      <text:p text:style-name="P45"><text:tab/>cellphoneClient es clave primaria</text:p>
      <text:p text:style-name="P3"/>
      <text:p text:style-name="P37"><text:tab/>Esquema-FavCoordinates esta en forma normal de Boyce-Codd</text:p>
      <text:p text:style-name="P37"/>
      <text:p text:style-name="P37"/>
      <text:p text:style-name="P3"/>
      <text:list xml:id="list130741109392760" text:continue-numbering="true" text:style-name="L4">
        <text:list-item>
          <text:p text:style-name="P51"><text:soft-page-break/>En Esquem<text:span text:style-name="T8">a-Drive:</text:span></text:p>
        </text:list-item>
      </text:list>
      <text:p text:style-name="P22"/>
      <text:p text:style-name="P25">En esta relación se busca guardar todos los taxis que un conductor ha manejado, pues un conductor podria tener un taxi y cambiarlo por uno diferente para la empresa, pero desear ver cuales han sido sus carros desde que trabaja en el lugar. La relación tiene los atributos <text:span text:style-name="T12">idReport, cellphoneDriver, plaque y date, donde se guarda y asocia la clave primaria de cada conductor con la placa del vehiculo, junto con el momento en que se hizo este cambio de taxi y un id auto-generado donde se identifican todos los cambios de cada conductor, debido a que un conductor podria cambiar su carro por otro y luego cambiarlo nuevamente por el anterior, asi que no es posible identificar un registro en particular sin un atributo como idReport que tenga identificaciones unicas para cada cambio. Entonces, cada atributo depende funcionalmente de idReport de manera completa y sin transitividad.</text:span></text:p>
      <text:p text:style-name="P23"/>
      <text:p text:style-name="P10"/>
      <text:list xml:id="list130740645571485" text:continue-numbering="true" text:style-name="L4">
        <text:list-item>
          <text:list>
            <text:list-item>
              <text:p text:style-name="P42"><text:span text:style-name="T12">idReport</text:span> ➝ <text:span text:style-name="T12">idReport cellphoneDriver plaque date</text:span></text:p>
            </text:list-item>
          </text:list>
        </text:list-item>
      </text:list>
      <text:p text:style-name="P4"/>
      <text:p text:style-name="P46"><text:tab/>(idReport)⁺ = idReport cellphoneDriver plaque date</text:p>
      <text:p text:style-name="P4"/>
      <text:p text:style-name="P46"><text:tab/>idReport es clave primaria</text:p>
      <text:p text:style-name="P4"/>
      <text:p text:style-name="P11"><text:tab/>Esquema- Drive esta en forma normal de Boyce-Codd</text:p>
      <text:p text:style-name="P5"/>
      <text:list xml:id="list130740643814565" text:continue-numbering="true" text:style-name="L4">
        <text:list-item>
          <text:p text:style-name="P52">En Esquem<text:span text:style-name="T8">a-Taxi:</text:span></text:p>
        </text:list-item>
      </text:list>
      <text:p text:style-name="P54"/>
      <text:p text:style-name="P70">Es una abstracción del Taxi. Los atributos de la relación son model<text:span text:style-name="T13">, year y plaque, donde plaque y soat identifican de manera inequívoca al resto de los atributos, entonces se tienen dos claves candidatas para esta relación y es posible la elección de cualquiera de las dos. Para esta implementación se eligió plaque como clave primaria y soat como atributo no primo unique. Como ninguna de las dos claves candidatas es compuesta (se cumple condición de Fnbc), los atributos dependen completamente de la clave y en la relación se alcanzan todos los atributos sin ninguna transitividad se concluye lo siguiente. </text:span></text:p>
      <text:p text:style-name="P11"/>
      <text:list xml:id="list130740711540441" text:continue-numbering="true" text:style-name="L4">
        <text:list-item>
          <text:list>
            <text:list-item>
              <text:p text:style-name="P43"><text:span text:style-name="T13">plaque</text:span> ➝ <text:span text:style-name="T13">plaque soat model year </text:span></text:p>
            </text:list-item>
            <text:list-item>
              <text:p text:style-name="P44"><text:span text:style-name="T13">soat</text:span> ➝ <text:span text:style-name="T18">soat plaque model year </text:span></text:p>
            </text:list-item>
          </text:list>
        </text:list-item>
      </text:list>
      <text:p text:style-name="P21"/>
      <text:p text:style-name="P21"><text:tab/><text:span text:style-name="T13">(plaque)⁺</text:span> <text:span text:style-name="T15">=</text:span> <text:span text:style-name="T13">plaque model year </text:span></text:p>
      <text:p text:style-name="P62"/>
      <text:p text:style-name="P21"><text:tab/>plaque es clave primaria</text:p>
      <text:p text:style-name="P5"/>
      <text:p text:style-name="P11"><text:tab/>Esquema-Taxi esta en forma normal de Boyce-Codd</text:p>
      <text:p text:style-name="P5"/>
      <text:list xml:id="list3918176658" text:style-name="L5">
        <text:list-item>
          <text:p text:style-name="P55">En Esquema-<text:span text:style-name="T15">M</text:span>odelTaxi</text:p>
        </text:list-item>
      </text:list>
      <text:p text:style-name="P26"/>
      <text:p text:style-name="P27">Es una relación <text:span text:style-name="T14">con los atributos model, tradeMark y trunk, donde model es el </text:span>único que identifica de manera inequívoca al resto de los atributos, <text:span text:style-name="T15">pues cada modelo tiene una unica marca que lo fabrica y el tamaño de su baul depende exclusivamente del modelo. Cada atributo depende funcionalmente de model de manera completa y sin transitividad.</text:span></text:p>
      <text:p text:style-name="P26"/>
      <text:list xml:id="list130741320446343" text:continue-numbering="true" text:style-name="L5">
        <text:list-item>
          <text:list>
            <text:list-item>
              <text:p text:style-name="P56">model <text:span text:style-name="T4">➝ </text:span>model tradeMark trunk</text:p>
            </text:list-item>
          </text:list>
        </text:list-item>
      </text:list>
      <text:p text:style-name="P28"/>
      <text:p text:style-name="P28"><text:tab/>(model)⁺ =<text:span text:style-name="T4"> </text:span>model tradeMark trunk</text:p>
      <text:p text:style-name="P28"><text:soft-page-break/></text:p>
      <text:p text:style-name="P28"><text:tab/>mode es clave primaria</text:p>
      <text:p text:style-name="P28"/>
      <text:p text:style-name="P28"><text:tab/>Esquema-ModelTaxi esta en forma normal de Boyce-Codd</text:p>
      <text:p text:style-name="P28"/>
      <text:p text:style-name="P28"/>
      <text:list xml:id="list2693222479" text:style-name="L6">
        <text:list-item>
          <text:p text:style-name="P57">Esquema-SoatPlaque</text:p>
        </text:list-item>
      </text:list>
      <text:p text:style-name="P29"/>
      <text:p text:style-name="P24">Es una relación en la <text:span text:style-name="T11">que se tienen los atributos plaque y soat, donde ambos son unicos y tanto plaque como soat son llaves candidatas, entonces es posible la elección de cualquiera de las dos como llave primaria y a la otra se agrega el constraint de unique. Para esta implementación se eligió soat como llave primaria y plaque como atributo no primo único.</text:span></text:p>
      <text:p text:style-name="P30">Esta relación se realiza en un esquema diferente a Esquema-Taxi para conseguir tener todas las relaciones en forma normal de Boyce-Codd</text:p>
      <text:p text:style-name="P32"/>
      <text:list xml:id="list3858623656" text:style-name="L7">
        <text:list-item>
          <text:list>
            <text:list-item>
              <text:p text:style-name="P58">plaque <text:span text:style-name="T4">➝ </text:span>soat</text:p>
            </text:list-item>
            <text:list-item>
              <text:p text:style-name="P58">soat <text:span text:style-name="T4">➝ </text:span>plaque</text:p>
            </text:list-item>
          </text:list>
        </text:list-item>
      </text:list>
      <text:p text:style-name="P31"/>
      <text:p text:style-name="P31"><text:tab/>(plaque)⁺ = plaque soat</text:p>
      <text:p text:style-name="P31"><text:tab/>(soat)⁺ = soat plaque</text:p>
      <text:p text:style-name="P31"/>
      <text:p text:style-name="P31"><text:tab/><text:span text:style-name="T16">soat</text:span> es clave primaria</text:p>
      <text:p text:style-name="P31"/>
      <text:p text:style-name="P31"><text:tab/>Esquema-PlaqueSoat esta en forma normal de Boyce-Codd</text:p>
      <text:p text:style-name="P29"/>
      <text:p text:style-name="P29"/>
      <text:list xml:id="list1144332489" text:style-name="L8">
        <text:list-item>
          <text:p text:style-name="P59">Esquema-Gps</text:p>
        </text:list-item>
      </text:list>
      <text:p text:style-name="P31"/>
      <text:p text:style-name="P31">Relación donde se guarda cada determinado tiempo la placa de un taxi, el momento en el que se realiza la inserción de la tupla y las corrdenadas de la ubicación del taxi en ese momento, con los atributos plaque, timestamp y coordinate, donde la clave primaria es plaque y timestamp pues identifican de manera inequivoca una coordenada que es el atributo no primo.</text:p>
      <text:p text:style-name="P34"/>
      <text:list xml:id="list371391542" text:style-name="L9">
        <text:list-item>
          <text:list>
            <text:list-item>
              <text:p text:style-name="P60">plaque timestamp <text:span text:style-name="T4">➝ </text:span>coordinate</text:p>
            </text:list-item>
          </text:list>
        </text:list-item>
      </text:list>
      <text:p text:style-name="P33"/>
      <text:p text:style-name="P33"><text:tab/>(plaque timestamp)⁺ = plaque timestamp coordinate</text:p>
      <text:p text:style-name="P33"/>
      <text:p text:style-name="P33"><text:tab/>plaque y timestamp son la clave primaria</text:p>
      <text:p text:style-name="P33"/>
      <text:p text:style-name="P33"><text:tab/>Esquema-Gps esta en forma normal de Boyce-Co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4T13:07:39.110142956</dc:date>
    <meta:editing-duration>PT56M4S</meta:editing-duration>
    <meta:editing-cycles>5</meta:editing-cycles>
    <meta:generator>LibreOffice/6.0.7.3$Linux_X86_64 LibreOffice_project/00m0$Build-3</meta:generator>
    <meta:document-statistic meta:table-count="1" meta:image-count="0" meta:object-count="0" meta:page-count="4" meta:paragraph-count="71" meta:word-count="1227" meta:character-count="8143" meta:non-whitespace-character-count="6956"/>
  </office:meta>
</office:document-meta>
</file>